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PBITE_DescendingFrequancies_Summary" table:style-name="ta1">
        <table:shapes>
          <draw:frame draw:z-index="0" draw:style-name="gr1" draw:text-style-name="P1" svg:width="577.11pt" svg:height="378.74pt" svg:x="364.51pt" svg:y="85.83pt">
            <loext:p draw:notify-on-update-of-ranges="APBITE_DescendingFrequancies_Summary.A1:APBITE_DescendingFrequancies_Summary.A1 APBITE_DescendingFrequancies_Summary.A2:APBITE_DescendingFrequancies_Summary.A9 APBITE_DescendingFrequancies_Summary.B1:APBITE_DescendingFrequancies_Summary.B1 APBITE_DescendingFrequancies_Summary.B2:APBITE_DescendingFrequancies_Summary.B9 APBITE_DescendingFrequancies_Summary.C1:APBITE_DescendingFrequancies_Summary.C1 APBITE_DescendingFrequancies_Summary.C2:APBITE_DescendingFrequancies_Summary.C9 APBITE_DescendingFrequancies_Summary.D1:APBITE_DescendingFrequancies_Summary.D1 APBITE_DescendingFrequancies_Summary.D2:APBITE_DescendingFrequancies_Summary.D9 APBITE_DescendingFrequancies_Summary.E1:APBITE_DescendingFrequancies_Summary.E1 APBITE_DescendingFrequancies_Summary.E2:APBITE_DescendingFrequancies_Summary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4444444444" calcext:value-type="float">
            <text:p>0.644444444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88888888889" calcext:value-type="float">
            <text:p>0.6888888889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 office:value-type="float" office:value="0.683333333333" calcext:value-type="float">
            <text:p>0.6833333333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416666666667" calcext:value-type="float">
            <text:p>0.4166666667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38461538462" calcext:value-type="float">
            <text:p>0.538461538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4166666667" calcext:value-type="float">
            <text:p>0.604166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8205128205" calcext:value-type="float">
            <text:p>0.6282051282</text:p>
          </table:table-cell>
          <table:table-cell office:value-type="float" office:value="0.525641025641" calcext:value-type="float">
            <text:p>0.5256410256</text:p>
          </table:table-cell>
        </table:table-row>
        <table:table-row table:style-name="ro1">
          <table:table-cell office:value-type="float" office:value="0.583333333333" calcext:value-type="float">
            <text:p>0.5833333333</text:p>
          </table:table-cell>
          <table:table-cell office:value-type="float" office:value="0.623376623377" calcext:value-type="float">
            <text:p>0.6233766234</text:p>
          </table:table-cell>
          <table:table-cell office:value-type="float" office:value="0.614285714286" calcext:value-type="float">
            <text:p>0.6142857143</text:p>
          </table:table-cell>
          <table:table-cell office:value-type="float" office:value="0.595238095238" calcext:value-type="float">
            <text:p>0.595238095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888888888889" calcext:value-type="float">
            <text:p>0.8888888889</text:p>
          </table:table-cell>
          <table:table-cell office:value-type="float" office:value="0.635416666667" calcext:value-type="float">
            <text:p>0.6354166667</text:p>
          </table:table-cell>
          <table:table-cell office:value-type="float" office:value="0.516666666667" calcext:value-type="float">
            <text:p>0.5166666667</text:p>
          </table:table-cell>
          <table:table-cell office:value-type="float" office:value="0.580357142857" calcext:value-type="float">
            <text:p>0.580357142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984126984" calcext:value-type="float">
            <text:p>0.626984127</text:p>
          </table:table-cell>
          <table:table-cell office:value-type="float" office:value="0.410256410256" calcext:value-type="float">
            <text:p>0.4102564103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563492063492" calcext:value-type="float">
            <text:p>0.5634920635</text:p>
          </table:table-cell>
        </table:table-row>
        <table:table-row table:style-name="ro1">
          <table:table-cell office:value-type="float" office:value="1.11111111111" calcext:value-type="float">
            <text:p>1.1111111111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593333333333" calcext:value-type="float">
            <text:p>0.5933333333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51875" calcext:value-type="float">
            <text:p>0.5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5:26:31.736421203</dc:date>
    <meta:editing-duration>PT56S</meta:editing-duration>
    <meta:editing-cycles>1</meta:editing-cycles>
    <meta:document-statistic meta:table-count="1" meta:cell-count="4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6cm" svg:height="13.362cm" xlink:href=".." xlink:type="simple" chart:class="chart:scatter" chart:style-name="ch1">
        <chart:legend chart:legend-position="end" svg:x="19.235cm" svg:y="5.635cm" style:legend-expansion="high" chart:style-name="ch2"/>
        <chart:plot-area chart:style-name="ch3" table:cell-range-address="APBITE_DescendingFrequancies_Summary.A1:APBITE_DescendingFrequancies_Summary.E9" chart:data-source-has-labels="both" svg:x="0.407cm" svg:y="0.267cm" svg:width="18.421cm" svg:height="12.828cm">
          <chartooo:coordinate-region svg:x="1.134cm" svg:y="0.466cm" svg:width="17.454cm" svg:height="11.982cm"/>
          <chart:axis chart:dimension="x" chart:name="primary-x" chart:style-name="ch4" chartooo:axis-type="auto">
            <chart:categories table:cell-range-address="APBITE_DescendingFrequancies_Summary.A2:APBITE_DescendingFrequancies_Summary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PBITE_DescendingFrequancies_Summary.B2:APBITE_DescendingFrequancies_Summary.B9" chart:label-cell-address="APBITE_DescendingFrequancies_Summary.B1:APBITE_DescendingFrequancies_Summary.B1" chart:class="chart:scatter">
            <chart:domain table:cell-range-address="APBITE_DescendingFrequancies_Summary.A2:APBITE_DescendingFrequancies_Summary.A9"/>
            <chart:data-point chart:repeated="8"/>
          </chart:series>
          <chart:series chart:style-name="ch7" chart:values-cell-range-address="APBITE_DescendingFrequancies_Summary.C2:APBITE_DescendingFrequancies_Summary.C9" chart:label-cell-address="APBITE_DescendingFrequancies_Summary.C1:APBITE_DescendingFrequancies_Summary.C1" chart:class="chart:scatter">
            <chart:data-point chart:repeated="8"/>
          </chart:series>
          <chart:series chart:style-name="ch8" chart:values-cell-range-address="APBITE_DescendingFrequancies_Summary.D2:APBITE_DescendingFrequancies_Summary.D9" chart:label-cell-address="APBITE_DescendingFrequancies_Summary.D1:APBITE_DescendingFrequancies_Summary.D1" chart:class="chart:scatter">
            <chart:data-point chart:repeated="8"/>
          </chart:series>
          <chart:series chart:style-name="ch9" chart:values-cell-range-address="APBITE_DescendingFrequancies_Summary.E2:APBITE_DescendingFrequancies_Summary.E9" chart:label-cell-address="APBITE_DescendingFrequancies_Summary.E1:APBITE_DescendingFrequancies_Summary.E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APBITE_DescendingFrequancies_Summary.B1:APBITE_DescendingFrequancies_Summary.B1</svg:desc>
                </draw:g>
              </table:table-cell>
              <table:table-cell office:value-type="string">
                <text:p>41</text:p>
                <draw:g>
                  <svg:desc>APBITE_DescendingFrequancies_Summary.C1:APBITE_DescendingFrequancies_Summary.C1</svg:desc>
                </draw:g>
              </table:table-cell>
              <table:table-cell office:value-type="string">
                <text:p>14</text:p>
                <draw:g>
                  <svg:desc>APBITE_DescendingFrequancies_Summary.D1:APBITE_DescendingFrequancies_Summary.D1</svg:desc>
                </draw:g>
              </table:table-cell>
              <table:table-cell office:value-type="string">
                <text:p>44</text:p>
                <draw:g>
                  <svg:desc>APBITE_DescendingFrequancies_Summary.E1:APBITE_DescendingFrequancies_Summary.E1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APBITE_DescendingFrequancies_Summary.A2:APBITE_DescendingFrequancies_Summary.A9</svg:desc>
                </draw:g>
              </table:table-cell>
              <table:table-cell office:value-type="float" office:value="0.644444444444">
                <text:p>0.644444444444</text:p>
                <draw:g>
                  <svg:desc>APBITE_DescendingFrequancies_Summary.B2:APBITE_DescendingFrequancies_Summary.B9</svg:desc>
                </draw:g>
              </table:table-cell>
              <table:table-cell office:value-type="float" office:value="0.4375">
                <text:p>0.4375</text:p>
                <draw:g>
                  <svg:desc>APBITE_DescendingFrequancies_Summary.C2:APBITE_DescendingFrequancies_Summary.C9</svg:desc>
                </draw:g>
              </table:table-cell>
              <table:table-cell office:value-type="float" office:value="0.688888888889">
                <text:p>0.688888888889</text:p>
                <draw:g>
                  <svg:desc>APBITE_DescendingFrequancies_Summary.D2:APBITE_DescendingFrequancies_Summary.D9</svg:desc>
                </draw:g>
              </table:table-cell>
              <table:table-cell office:value-type="float" office:value="0.6875">
                <text:p>0.6875</text:p>
                <draw:g>
                  <svg:desc>APBITE_DescendingFrequancies_Summary.E2:APBITE_DescendingFrequancies_Summary.E9</svg:desc>
                </draw:g>
              </table:table-cell>
            </table:table-row>
            <table:table-row>
              <table:table-cell office:value-type="float" office:value="0.333333333333">
                <text:p>0.333333333333</text:p>
              </table:table-cell>
              <table:table-cell office:value-type="float" office:value="0.683333333333">
                <text:p>0.683333333333</text:p>
              </table:table-cell>
              <table:table-cell office:value-type="float" office:value="0.515625">
                <text:p>0.515625</text:p>
              </table:table-cell>
              <table:table-cell office:value-type="float" office:value="0.5625">
                <text:p>0.56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416666666667">
                <text:p>0.416666666667</text:p>
              </table:table-cell>
              <table:table-cell office:value-type="float" office:value="0.6625">
                <text:p>0.6625</text:p>
              </table:table-cell>
              <table:table-cell office:value-type="float" office:value="0.538461538462">
                <text:p>0.538461538462</text:p>
              </table:table-cell>
              <table:table-cell office:value-type="float" office:value="0.7375">
                <text:p>0.73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604166666667">
                <text:p>0.604166666667</text:p>
              </table:table-cell>
              <table:table-cell office:value-type="float" office:value="0.375">
                <text:p>0.375</text:p>
              </table:table-cell>
              <table:table-cell office:value-type="float" office:value="0.628205128205">
                <text:p>0.628205128205</text:p>
              </table:table-cell>
              <table:table-cell office:value-type="float" office:value="0.525641025641">
                <text:p>0.525641025641</text:p>
              </table:table-cell>
            </table:table-row>
            <table:table-row>
              <table:table-cell office:value-type="float" office:value="0.583333333333">
                <text:p>0.583333333333</text:p>
              </table:table-cell>
              <table:table-cell office:value-type="float" office:value="0.623376623377">
                <text:p>0.623376623377</text:p>
              </table:table-cell>
              <table:table-cell office:value-type="float" office:value="0.614285714286">
                <text:p>0.614285714286</text:p>
              </table:table-cell>
              <table:table-cell office:value-type="float" office:value="0.595238095238">
                <text:p>0.59523809523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888888888889">
                <text:p>0.888888888889</text:p>
              </table:table-cell>
              <table:table-cell office:value-type="float" office:value="0.635416666667">
                <text:p>0.635416666667</text:p>
              </table:table-cell>
              <table:table-cell office:value-type="float" office:value="0.516666666667">
                <text:p>0.516666666667</text:p>
              </table:table-cell>
              <table:table-cell office:value-type="float" office:value="0.580357142857">
                <text:p>0.58035714285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26984126984">
                <text:p>0.626984126984</text:p>
              </table:table-cell>
              <table:table-cell office:value-type="float" office:value="0.410256410256">
                <text:p>0.41025641025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563492063492">
                <text:p>0.563492063492</text:p>
              </table:table-cell>
            </table:table-row>
            <table:table-row>
              <table:table-cell office:value-type="float" office:value="1.11111111111">
                <text:p>1.11111111111</text:p>
              </table:table-cell>
              <table:table-cell office:value-type="float" office:value="0.60625">
                <text:p>0.60625</text:p>
              </table:table-cell>
              <table:table-cell office:value-type="float" office:value="0.593333333333">
                <text:p>0.593333333333</text:p>
              </table:table-cell>
              <table:table-cell office:value-type="float" office:value="0.64375">
                <text:p>0.64375</text:p>
              </table:table-cell>
              <table:table-cell office:value-type="float" office:value="0.51875">
                <text:p>0.5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